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05cm" draw:fill="none" draw:fill-color="#ffffff" fo:padding-top="-0.047cm" fo:padding-bottom="-0.047cm" fo:padding-left="-0.047cm" fo:padding-right="-0.047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875cm" svg:y2="1.5cm">
            <text:p/>
          </draw:line>
          <draw:line draw:style-name="gr2" draw:layer="layout" svg:x1="1.875cm" svg:y1="1cm" svg:x2="1.875cm" svg:y2="2cm">
            <text:p/>
          </draw:line>
          <draw:line draw:style-name="gr2" draw:layer="layout" svg:x1="3cm" svg:y1="1.5cm" svg:x2="2.125cm" svg:y2="1.5cm">
            <text:p/>
          </draw:line>
          <draw:line draw:style-name="gr2" draw:layer="layout" svg:x1="2.125cm" svg:y1="1cm" svg:x2="2.125cm" svg:y2="2cm">
            <text:p/>
          </draw:line>
          <draw:line draw:style-name="gr2" draw:layer="layout" svg:x1="1.5cm" svg:y1="2cm" svg:x2="2.5cm" svg:y2="1cm">
            <text:p/>
          </draw:line>
          <draw:line draw:style-name="gr3" draw:layer="layout" svg:x1="1.75cm" svg:y1="0.4cm" svg:x2="2.25cm" svg:y2="0.4cm">
            <text:p/>
          </draw:line>
          <draw:frame draw:style-name="gr4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ifnot</dc:title>
    <meta:creation-date>2011-02-07T16:53:42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